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43d79b" officeooo:paragraph-rsid="0005e992"/>
    </style:style>
    <style:style style:name="P2" style:family="paragraph" style:parent-style-name="Standard">
      <style:paragraph-properties fo:text-align="center" style:justify-single-word="false"/>
      <style:text-properties style:font-name="Arial" fo:font-size="22pt" fo:font-weight="bold" officeooo:rsid="0009bbdd" officeooo:paragraph-rsid="0005e992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al" fo:font-weight="bold" officeooo:rsid="0009bbdd" officeooo:paragraph-rsid="0005e99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5e992" officeooo:paragraph-rsid="0005e992" style:font-weight-asian="bold" style:font-weight-complex="bold"/>
    </style:style>
    <style:style style:name="P5" style:family="paragraph" style:parent-style-name="Standard">
      <style:text-properties style:font-name="Arial" fo:font-weight="bold" officeooo:rsid="000a93ce" officeooo:paragraph-rsid="000a93ce" style:font-weight-asian="bold" style:font-weight-complex="bold"/>
    </style:style>
    <style:style style:name="P6" style:family="paragraph" style:parent-style-name="Standard">
      <style:text-properties style:font-name="Arial" officeooo:rsid="0009bbdd" officeooo:paragraph-rsid="0005e992"/>
    </style:style>
    <style:style style:name="P7" style:family="paragraph" style:parent-style-name="Standard">
      <style:text-properties style:font-name="Arial" officeooo:rsid="003e9d23" officeooo:paragraph-rsid="0005e992"/>
    </style:style>
    <style:style style:name="P8" style:family="paragraph" style:parent-style-name="Standard">
      <style:text-properties style:font-name="Arial" officeooo:rsid="002e6bf8" officeooo:paragraph-rsid="0005e992"/>
    </style:style>
    <style:style style:name="P9" style:family="paragraph" style:parent-style-name="Standard">
      <style:text-properties style:font-name="Arial" officeooo:rsid="000681bc" officeooo:paragraph-rsid="000681bc"/>
    </style:style>
    <style:style style:name="P10" style:family="paragraph" style:parent-style-name="Standard">
      <style:text-properties style:font-name="Arial" officeooo:rsid="000742d0" officeooo:paragraph-rsid="000742d0"/>
    </style:style>
    <style:style style:name="P11" style:family="paragraph" style:parent-style-name="Standard">
      <style:text-properties style:font-name="Arial" officeooo:rsid="000742d0" officeooo:paragraph-rsid="00078eef"/>
    </style:style>
    <style:style style:name="P12" style:family="paragraph" style:parent-style-name="Standard">
      <style:text-properties style:font-name="Arial" officeooo:rsid="00077ac3" officeooo:paragraph-rsid="00077ac3"/>
    </style:style>
    <style:style style:name="P13" style:family="paragraph" style:parent-style-name="Standard">
      <style:text-properties style:font-name="Arial" officeooo:rsid="00077ac3" officeooo:paragraph-rsid="00080849"/>
    </style:style>
    <style:style style:name="P14" style:family="paragraph" style:parent-style-name="Standard">
      <style:text-properties style:font-name="Arial" officeooo:rsid="00078eef" officeooo:paragraph-rsid="00078eef"/>
    </style:style>
    <style:style style:name="P15" style:family="paragraph" style:parent-style-name="Standard">
      <style:text-properties style:font-name="Arial" officeooo:rsid="00080849" officeooo:paragraph-rsid="00080849"/>
    </style:style>
    <style:style style:name="P16" style:family="paragraph" style:parent-style-name="Standard">
      <style:text-properties style:font-name="Arial" officeooo:rsid="00095cc6" officeooo:paragraph-rsid="00095cc6"/>
    </style:style>
    <style:style style:name="P17" style:family="paragraph" style:parent-style-name="Standard">
      <style:text-properties style:font-name="Arial" officeooo:rsid="000a93ce" officeooo:paragraph-rsid="000a93ce"/>
    </style:style>
    <style:style style:name="P18" style:family="paragraph" style:parent-style-name="Standard">
      <style:text-properties style:font-name="Arial" officeooo:rsid="000c3856" officeooo:paragraph-rsid="000c3856"/>
    </style:style>
    <style:style style:name="P19" style:family="paragraph" style:parent-style-name="Standard">
      <style:paragraph-properties fo:text-align="center" style:justify-single-word="false"/>
      <style:text-properties style:font-name="Arial" officeooo:rsid="000c3856" officeooo:paragraph-rsid="000c3856"/>
    </style:style>
    <style:style style:name="P20" style:family="paragraph" style:parent-style-name="Standard">
      <style:text-properties style:font-name="Arial" officeooo:rsid="000dc701" officeooo:paragraph-rsid="000dc701"/>
    </style:style>
    <style:style style:name="P21" style:family="paragraph" style:parent-style-name="Standard">
      <style:text-properties style:font-name="Arial" officeooo:rsid="000e94a0" officeooo:paragraph-rsid="000e94a0"/>
    </style:style>
    <style:style style:name="P22" style:family="paragraph" style:parent-style-name="Standard">
      <style:text-properties style:font-name="Arial" officeooo:rsid="000fec10" officeooo:paragraph-rsid="000fec10"/>
    </style:style>
    <style:style style:name="P23" style:family="paragraph" style:parent-style-name="Standard">
      <style:text-properties style:font-name="Arial" officeooo:rsid="00117dc7" officeooo:paragraph-rsid="00117dc7"/>
    </style:style>
    <style:style style:name="P24" style:family="paragraph" style:parent-style-name="Standard">
      <style:text-properties style:font-name="Arial" officeooo:rsid="0012eed9" officeooo:paragraph-rsid="0013eb7d"/>
    </style:style>
    <style:style style:name="P25" style:family="paragraph" style:parent-style-name="Standard">
      <style:text-properties style:font-name="Arial" officeooo:rsid="0016ce31" officeooo:paragraph-rsid="0016ce31"/>
    </style:style>
    <style:style style:name="P26" style:family="paragraph" style:parent-style-name="Standard">
      <style:text-properties style:font-name="Arial" officeooo:rsid="0041a437" officeooo:paragraph-rsid="0005e992" fo:background-color="#ffffff"/>
    </style:style>
    <style:style style:name="P27" style:family="paragraph" style:parent-style-name="Standard">
      <style:text-properties style:font-name="Arial" officeooo:rsid="0041a437" officeooo:paragraph-rsid="0005e992"/>
    </style:style>
    <style:style style:name="P28" style:family="paragraph" style:parent-style-name="Standard">
      <style:text-properties style:font-name="Arial" officeooo:rsid="0018702a" officeooo:paragraph-rsid="0018702a"/>
    </style:style>
    <style:style style:name="P29" style:family="paragraph" style:parent-style-name="Standard">
      <style:text-properties style:font-name="Arial" officeooo:rsid="0017bc64" officeooo:paragraph-rsid="0017bc64"/>
    </style:style>
    <style:style style:name="P30" style:family="paragraph" style:parent-style-name="Standard">
      <style:text-properties style:font-name="Arial" officeooo:rsid="0013eb7d" officeooo:paragraph-rsid="0019d613"/>
    </style:style>
    <style:style style:name="P31" style:family="paragraph" style:parent-style-name="Standard">
      <style:text-properties officeooo:paragraph-rsid="000fec10"/>
    </style:style>
    <style:style style:name="P32" style:family="paragraph" style:parent-style-name="Standard">
      <style:text-properties officeooo:paragraph-rsid="0019d613"/>
    </style:style>
    <style:style style:name="P33" style:family="paragraph" style:parent-style-name="Standard">
      <style:paragraph-properties fo:break-before="page"/>
      <style:text-properties style:font-name="Arial" fo:font-weight="bold" officeooo:rsid="00095cc6" officeooo:paragraph-rsid="00095cc6" style:font-weight-asian="bold" style:font-weight-complex="bold"/>
    </style:style>
    <style:style style:name="P34" style:family="paragraph" style:parent-style-name="Standard">
      <style:paragraph-properties fo:break-before="page"/>
      <style:text-properties style:font-name="Arial" fo:font-weight="bold" officeooo:rsid="000dc701" officeooo:paragraph-rsid="000dc701" style:font-weight-asian="bold" style:font-weight-complex="bold"/>
    </style:style>
    <style:style style:name="P35" style:family="paragraph" style:parent-style-name="Standard">
      <style:paragraph-properties fo:break-before="page"/>
      <style:text-properties style:font-name="Arial" fo:font-weight="bold" officeooo:rsid="000fec10" officeooo:paragraph-rsid="000fec10" style:font-weight-asian="bold" style:font-weight-complex="bold"/>
    </style:style>
    <style:style style:name="P36" style:family="paragraph" style:parent-style-name="Standard">
      <style:paragraph-properties fo:break-before="page"/>
      <style:text-properties style:font-name="Arial" fo:font-weight="bold" officeooo:rsid="000742d0" officeooo:paragraph-rsid="000742d0" style:font-weight-asian="bold" style:font-weight-complex="bold"/>
    </style:style>
    <style:style style:name="P37" style:family="paragraph" style:parent-style-name="Standard">
      <style:text-properties style:font-name="Arial" officeooo:rsid="000742d0" officeooo:paragraph-rsid="000742d0" fo:background-color="#ffff00"/>
    </style:style>
    <style:style style:name="P38" style:family="paragraph" style:parent-style-name="Standard">
      <style:text-properties style:font-name="Arial" officeooo:rsid="001af509" officeooo:paragraph-rsid="001af509" fo:background-color="#ffff00"/>
    </style:style>
    <style:style style:name="P39" style:family="paragraph" style:parent-style-name="Standard">
      <style:text-properties style:font-name="Arial" officeooo:rsid="00080849" officeooo:paragraph-rsid="00080849" fo:background-color="#ffff00"/>
    </style:style>
    <style:style style:name="P40" style:family="paragraph" style:parent-style-name="Standard">
      <style:text-properties style:font-name="Arial" officeooo:rsid="001af509" officeooo:paragraph-rsid="001af509"/>
    </style:style>
    <style:style style:name="P41" style:family="paragraph" style:parent-style-name="Standard">
      <style:text-properties style:font-name="Arial" officeooo:rsid="001af509" officeooo:paragraph-rsid="001af509" fo:background-color="#bbe33d"/>
    </style:style>
    <style:style style:name="P42" style:family="paragraph" style:parent-style-name="Standard">
      <style:text-properties style:font-name="Arial" officeooo:rsid="00080849" officeooo:paragraph-rsid="00080849" fo:background-color="#bbe33d"/>
    </style:style>
    <style:style style:name="P43" style:family="paragraph" style:parent-style-name="Standard">
      <style:text-properties style:font-name="Arial" officeooo:rsid="001af509" officeooo:paragraph-rsid="001af509" fo:background-color="#b4c7dc"/>
    </style:style>
    <style:style style:name="P44" style:family="paragraph" style:parent-style-name="Standard">
      <style:text-properties style:font-name="Arial" officeooo:rsid="00080849" officeooo:paragraph-rsid="00080849" fo:background-color="#b4c7dc"/>
    </style:style>
    <style:style style:name="P45" style:family="paragraph" style:parent-style-name="Standard">
      <style:text-properties style:font-name="Arial" officeooo:rsid="000742d0" officeooo:paragraph-rsid="00078eef" fo:background-color="#b4c7dc"/>
    </style:style>
    <style:style style:name="P46" style:family="paragraph" style:parent-style-name="Standard">
      <style:text-properties style:font-name="Arial" officeooo:rsid="000742d0" officeooo:paragraph-rsid="000742d0" fo:background-color="#b4c7dc"/>
    </style:style>
    <style:style style:name="P47" style:family="paragraph" style:parent-style-name="Standard">
      <style:text-properties style:font-name="Arial" officeooo:rsid="00077ac3" officeooo:paragraph-rsid="00077ac3" fo:background-color="#b4c7dc"/>
    </style:style>
    <style:style style:name="P48" style:family="paragraph" style:parent-style-name="Standard">
      <style:text-properties style:font-name="Arial" officeooo:rsid="0007bc78" officeooo:paragraph-rsid="0007bc78" fo:background-color="#b4c7dc"/>
    </style:style>
    <style:style style:name="P49" style:family="paragraph" style:parent-style-name="Standard">
      <style:text-properties style:font-name="Arial" officeooo:rsid="00078eef" officeooo:paragraph-rsid="00078eef" fo:background-color="#b4c7dc"/>
    </style:style>
    <style:style style:name="P50" style:family="paragraph" style:parent-style-name="Standard">
      <style:text-properties style:font-name="Arial" officeooo:rsid="000742d0" officeooo:paragraph-rsid="000742d0"/>
    </style:style>
    <style:style style:name="P51" style:family="paragraph" style:parent-style-name="Standard">
      <style:text-properties style:font-name="Arial" officeooo:rsid="000742d0" officeooo:paragraph-rsid="001af974"/>
    </style:style>
    <style:style style:name="P52" style:family="paragraph" style:parent-style-name="Standard">
      <style:text-properties style:font-name="Arial" officeooo:rsid="001af974" officeooo:paragraph-rsid="001af974" fo:background-color="#f7d1d5"/>
    </style:style>
    <style:style style:name="P53" style:family="paragraph" style:parent-style-name="Standard">
      <style:text-properties style:font-name="Arial" officeooo:rsid="00077ac3" officeooo:paragraph-rsid="00077ac3" fo:background-color="#f7d1d5"/>
    </style:style>
    <style:style style:name="P54" style:family="paragraph" style:parent-style-name="Standard">
      <style:text-properties style:font-name="Arial" officeooo:rsid="000e94a0" officeooo:paragraph-rsid="000e94a0" fo:background-color="#f7d1d5"/>
    </style:style>
    <style:style style:name="P55" style:family="paragraph" style:parent-style-name="Standard">
      <style:text-properties style:font-name="Arial" officeooo:rsid="000742d0" officeooo:paragraph-rsid="000742d0" fo:background-color="#f7d1d5"/>
    </style:style>
    <style:style style:name="P56" style:family="paragraph" style:parent-style-name="Standard">
      <style:text-properties style:font-name="Arial" officeooo:rsid="000e94a0" officeooo:paragraph-rsid="000e94a0"/>
    </style:style>
    <style:style style:name="P57" style:family="paragraph" style:parent-style-name="Standard">
      <style:text-properties style:font-name="Arial" officeooo:rsid="001bb9c9" officeooo:paragraph-rsid="001bb9c9"/>
    </style:style>
    <style:style style:name="P58" style:family="paragraph" style:parent-style-name="Standard">
      <style:text-properties style:font-name="Arial" officeooo:rsid="001bb9c9" officeooo:paragraph-rsid="001ce169"/>
    </style:style>
    <style:style style:name="P59" style:family="paragraph" style:parent-style-name="Standard">
      <style:text-properties style:font-name="Arial" fo:font-weight="bold" officeooo:rsid="001bb9c9" officeooo:paragraph-rsid="001bb9c9" style:font-weight-asian="bold" style:font-weight-complex="bold"/>
    </style:style>
    <style:style style:name="P60" style:family="paragraph" style:parent-style-name="Standard">
      <style:text-properties style:font-name="Arial" officeooo:rsid="001ce169" officeooo:paragraph-rsid="001ce169"/>
    </style:style>
    <style:style style:name="P61" style:family="paragraph" style:parent-style-name="Standard">
      <style:text-properties style:font-name="Arial" officeooo:rsid="001d555e" officeooo:paragraph-rsid="001d555e"/>
    </style:style>
    <style:style style:name="P62" style:family="paragraph" style:parent-style-name="Standard">
      <style:paragraph-properties fo:break-before="page"/>
      <style:text-properties style:font-name="Arial" officeooo:rsid="00077ac3" officeooo:paragraph-rsid="00080849" fo:background-color="#b4c7dc"/>
    </style:style>
    <style:style style:name="P63" style:family="paragraph">
      <style:paragraph-properties fo:text-align="center"/>
    </style:style>
    <style:style style:name="P64" style:family="paragraph">
      <style:paragraph-properties fo:text-align="center" style:writing-mode="lr-tb"/>
    </style:style>
    <style:style style:name="P65" style:family="paragraph">
      <loext:graphic-properties draw:fill="solid" draw:fill-color="#ffffff"/>
      <style:paragraph-properties fo:text-align="center" style:writing-mode="lr-tb"/>
    </style:style>
    <style:style style:name="P66" style:family="paragraph">
      <style:paragraph-properties fo:text-align="center" style:writing-mode="lr-tb"/>
      <style:text-properties fo:font-size="12pt"/>
    </style:style>
    <style:style style:name="P67" style:family="paragraph">
      <loext:graphic-properties draw:fill="solid" draw:fill-color="#ffffff"/>
      <style:paragraph-properties style:writing-mode="lr-tb"/>
      <style:text-properties fo:font-size="12pt"/>
    </style:style>
    <style:style style:name="P68" style:family="paragraph">
      <style:paragraph-properties fo:text-align="center" style:writing-mode="lr-tb"/>
      <style:text-properties fo:background-color="#f7d1d5"/>
    </style:style>
    <style:style style:name="P69" style:family="paragraph">
      <loext:graphic-properties draw:fill="solid" draw:fill-color="#ffffff"/>
      <style:paragraph-properties fo:text-align="center" style:writing-mode="lr-tb"/>
      <style:text-properties fo:background-color="#f7d1d5"/>
    </style:style>
    <style:style style:name="P70" style:family="paragraph">
      <loext:graphic-properties draw:fill="solid" draw:fill-color="#ffffff" draw:opacity="0%"/>
    </style:style>
    <style:style style:name="P71" style:family="paragraph">
      <loext:graphic-properties draw:fill="solid" draw:fill-color="#ffffff"/>
      <style:paragraph-properties style:writing-mode="lr-tb"/>
      <style:text-properties fo:background-color="#f7d1d5"/>
    </style:style>
    <style:style style:name="T1" style:family="text">
      <style:text-properties officeooo:rsid="00163bad"/>
    </style:style>
    <style:style style:name="T2" style:family="text">
      <style:text-properties officeooo:rsid="00362807"/>
    </style:style>
    <style:style style:name="T3" style:family="text">
      <style:text-properties officeooo:rsid="0034a180"/>
    </style:style>
    <style:style style:name="T4" style:family="text">
      <style:text-properties officeooo:rsid="003e9d23"/>
    </style:style>
    <style:style style:name="T5" style:family="text">
      <style:text-properties officeooo:rsid="002e6bf8"/>
    </style:style>
    <style:style style:name="T6" style:family="text">
      <style:text-properties officeooo:rsid="0005e992"/>
    </style:style>
    <style:style style:name="T7" style:family="text">
      <style:text-properties officeooo:rsid="000681bc"/>
    </style:style>
    <style:style style:name="T8" style:family="text">
      <style:text-properties officeooo:rsid="00077ac3"/>
    </style:style>
    <style:style style:name="T9" style:family="text">
      <style:text-properties officeooo:rsid="00078eef"/>
    </style:style>
    <style:style style:name="T10" style:family="text">
      <style:text-properties officeooo:rsid="0007bc78"/>
    </style:style>
    <style:style style:name="T11" style:family="text">
      <style:text-properties style:font-name="Arial" officeooo:rsid="000fec10"/>
    </style:style>
    <style:style style:name="T12" style:family="text">
      <style:text-properties style:font-name="Arial" officeooo:rsid="00117dc7"/>
    </style:style>
    <style:style style:name="T13" style:family="text">
      <style:text-properties style:font-name="Arial" officeooo:rsid="0017e0a1"/>
    </style:style>
    <style:style style:name="T14" style:family="text">
      <style:text-properties style:font-name="Arial" officeooo:rsid="00117dc7" fo:background-color="#ffffff" loext:char-shading-value="0"/>
    </style:style>
    <style:style style:name="T15" style:family="text">
      <style:text-properties style:font-name="Arial" fo:font-weight="normal" officeooo:rsid="000fec10" fo:background-color="#ffff00" loext:char-shading-value="0" style:font-weight-asian="normal" style:font-weight-complex="normal"/>
    </style:style>
    <style:style style:name="T16" style:family="text">
      <style:text-properties style:font-name="Arial" officeooo:rsid="0019d613"/>
    </style:style>
    <style:style style:name="T17" style:family="text">
      <style:text-properties officeooo:rsid="000dc701"/>
    </style:style>
    <style:style style:name="T18" style:family="text">
      <style:text-properties officeooo:rsid="000e94a0"/>
    </style:style>
    <style:style style:name="T19" style:family="text">
      <style:text-properties officeooo:rsid="00117dc7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3eb7d" fo:background-color="#ffff00" loext:char-shading-value="0"/>
    </style:style>
    <style:style style:name="T22" style:family="text">
      <style:text-properties officeooo:rsid="0012eed9"/>
    </style:style>
    <style:style style:name="T23" style:family="text">
      <style:text-properties officeooo:rsid="0013eb7d"/>
    </style:style>
    <style:style style:name="T24" style:family="text">
      <style:text-properties officeooo:rsid="0017e0a1"/>
    </style:style>
    <style:style style:name="T25" style:family="text">
      <style:text-properties officeooo:rsid="0018702a"/>
    </style:style>
    <style:style style:name="T26" style:family="text">
      <style:text-properties officeooo:rsid="0018baab"/>
    </style:style>
    <style:style style:name="T27" style:family="text">
      <style:text-properties officeooo:rsid="0019d613"/>
    </style:style>
    <style:style style:name="T28" style:family="text">
      <style:text-properties fo:color="#000000" style:font-name="Arial" fo:font-weight="normal" officeooo:rsid="0019d613" style:font-weight-asian="normal" style:font-weight-complex="normal"/>
    </style:style>
    <style:style style:name="T29" style:family="text">
      <style:text-properties officeooo:rsid="00078eef" fo:background-color="#b4c7dc" loext:char-shading-value="0"/>
    </style:style>
    <style:style style:name="T30" style:family="text">
      <style:text-properties fo:background-color="#b4c7dc" loext:char-shading-value="0"/>
    </style:style>
    <style:style style:name="T31" style:family="text">
      <style:text-properties officeooo:rsid="001af974"/>
    </style:style>
    <style:style style:name="T32" style:family="text">
      <style:text-properties officeooo:rsid="001ce169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12pt"/>
    </style:style>
    <style:style style:name="T35" style:family="text">
      <style:text-properties fo:background-color="#f7d1d5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textarea-horizontal-align="center" draw:textarea-vertical-align="middle" style:run-through="foreground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1.349cm" fo:min-width="2.99cm" style:run-through="foreground"/>
      <style:paragraph-properties style:writing-mode="lr-tb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349cm" fo:min-width="3.704cm" style:run-through="foreground"/>
      <style:paragraph-properties style:writing-mode="lr-tb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1.482cm" fo:min-width="2.806cm" style:run-through="foreground"/>
      <style:paragraph-properties style:writing-mode="lr-tb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2.037cm" fo:min-width="5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solid" draw:fill-color="#ffffff" draw:opacity="0%" draw:textarea-horizontal-align="justify" draw:textarea-vertical-align="middle" draw:auto-grow-height="false" fo:min-height="4.831cm" fo:min-width="5.66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2.037cm" fo:min-width="5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202</text:span><text:span text:style-name="T2">2</text:span><text:span text:style-name="T1"> Fall <text:s/></text:span>CPSC 240 <text:s/><text:span text:style-name="T3">Assignment </text:span><text:span text:style-name="T6">5</text:span></text:p>
      <text:p text:style-name="P4">Benchmark</text:p>
      <text:p text:style-name="P6"/>
      <text:p text:style-name="P6"/>
      <text:p text:style-name="P3">Goal<text:span text:style-name="T5">s</text:span></text:p>
      <text:p text:style-name="P6"/>
      <text:p text:style-name="P7">The purpose of this program <text:span text:style-name="T6">is measure the speed of execution of your software</text:span></text:p>
      <text:p text:style-name="P6"/>
      <text:p text:style-name="P7">You will experience some of these:</text:p>
      <text:p text:style-name="P6"><text:s text:c="3"/><text:span text:style-name="T4">= </text:span><text:span text:style-name="T6">Obtain tics from the cpu clock</text:span></text:p>
      <text:p text:style-name="P6"><text:s text:c="3"/><text:span text:style-name="T4">= </text:span><text:span text:style-name="T6">Non-deterministic random number generation</text:span></text:p>
      <text:p text:style-name="P8"><text:s text:c="4"/>= <text:span text:style-name="T6">Integration of a sorting function into the program</text:span></text:p>
      <text:p text:style-name="P8"><text:s text:c="4"/>= <text:span text:style-name="T6">How to use the getfrequency function</text:span></text:p>
      <text:p text:style-name="P6"><text:s text:c="4"/><text:span text:style-name="T5">= </text:span><text:span text:style-name="T7">Does run time increase linearly with size of data in the array?</text:span></text:p>
      <text:p text:style-name="P6"/>
      <text:p text:style-name="P6"/>
      <text:p text:style-name="P3">Programming requirements</text:p>
      <text:p text:style-name="P6"/>
      <text:p text:style-name="P9">I realize you enjoyed pure assembly greatly, but this program is a hybrid assembly program.</text:p>
      <text:p text:style-name="P27"/>
      <text:p text:style-name="P28">Here is what you will <text:span text:style-name="T26">discover</text:span></text:p>
      <text:p text:style-name="P28"><text:tab/>A function that outputs only the values in a contiguous segment of an array</text:p>
      <text:p text:style-name="P28"><text:tab/>The meaning of entropy and non-determinism.</text:p>
      <text:p text:style-name="P28"><text:tab/>The <text:span text:style-name="T26">extraordinary technology behind the</text:span> cpu’s random number <text:span text:style-name="T26">generator.</text:span></text:p>
      <text:p text:style-name="P26"><text:tab/><text:span text:style-name="T25">Converting elapsed tics to real seconds</text:span></text:p>
      <text:p text:style-name="P26"><text:tab/><text:span text:style-name="T25">Extract the cpu frequency from </text:span><text:span text:style-name="T26">the cpu</text:span><text:span text:style-name="T25"> itself</text:span></text:p>
      <text:p text:style-name="P26"><text:tab/><text:span text:style-name="T25">Get the wall time from the OS. <text:s/>I am sure the CPU does not have it.</text:span></text:p>
      <text:p text:style-name="P26"/>
      <text:p text:style-name="P6"/>
      <text:p text:style-name="P6"/>
      <text:p text:style-name="P1"/>
      <text:p text:style-name="P36">Sample dialog</text:p>
      <text:p text:style-name="P10"/>
      <text:p text:style-name="P10"/>
      <text:p text:style-name="P37">Welcome to Quicksort Benchmark by Jennifer Torres</text:p>
      <text:p text:style-name="P37"/>
      <text:p text:style-name="P37">This program will measure the execution time of a sort function.</text:p>
      <text:p text:style-name="P10"/>
      <text:p text:style-name="P45">Please input the count of number of data items to be placed into the array <text:span text:style-name="T9">with </text:span></text:p>
      <text:p text:style-name="P11"><text:span text:style-name="T29">maximum 10 million)</text:span><text:span text:style-name="T30">:</text:span> 1500</text:p>
      <text:p text:style-name="P10"/>
      <text:p text:style-name="P46">The array has been filled with non-deterministic random 64-bit float numbers.</text:p>
      <text:p text:style-name="P10"/>
      <text:p text:style-name="P47">Here are 10 numbers of the array at the beginning</text:p>
      <text:p text:style-name="P53"><draw:custom-shape text:anchor-type="paragraph" draw:z-index="1" draw:name="Shape2" draw:style-name="gr8" draw:text-style-name="P70" svg:width="5.663cm" svg:height="4.832cm" svg:x="-0.042cm" svg:y="0.072cm"><text:p/><draw:enhanced-geometry svg:viewBox="0 0 21600 21600" draw:type="rectangle" draw:enhanced-path="M 0 0 L 21600 0 21600 21600 0 21600 0 0 Z N"/></draw:custom-shape>3.6452525<text:span text:style-name="T18">337</text:span></text:p>
      <text:p text:style-name="P53">53523.66346<text:span text:style-name="T18">9</text:span></text:p>
      <text:p text:style-name="P53">-0.00255235<text:span text:style-name="T18">35</text:span></text:p>
      <text:p text:style-name="P53">-<text:span text:style-name="T18">12.53240355</text:span></text:p>
      <text:p text:style-name="P54">239538.34238</text:p>
      <text:p text:style-name="P54">64.994242425</text:p>
      <text:p text:style-name="P55">-<text:span text:style-name="T18">43757.44444</text:span></text:p>
      <text:p text:style-name="P53">103.34567654</text:p>
      <text:p text:style-name="P54">100476.33333</text:p>
      <text:p text:style-name="P54">56.242134546</text:p>
      <text:p text:style-name="P10"/>
      <text:p text:style-name="P47">Here are 10 numbers starting at the middle of the array.</text:p>
      <text:p text:style-name="P12"><draw:custom-shape text:anchor-type="paragraph" draw:z-index="2" draw:name="Shape1_0" draw:style-name="gr7" draw:text-style-name="P69" svg:width="5.372cm" svg:height="2.038cm" svg:x="0.25cm" svg:y="0.247cm"><text:p text:style-name="P68"><text:span text:style-name="T35">Block of 10 numbers here</text:span></text:p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49">Here are the last 10 numbers of the array.</text:p>
      <text:p text:style-name="P14"><draw:custom-shape text:anchor-type="paragraph" draw:z-index="0" draw:name="Shape1" draw:style-name="gr9" draw:text-style-name="P71" svg:width="5.372cm" svg:height="2.038cm" svg:x="0.25cm" svg:y="0.247cm"><text:p text:style-name="P68"><text:span text:style-name="T35">Block of 10 numbers here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2"/>
      <text:p text:style-name="P47">The time is now 87453565203 <text:span text:style-name="T10">tics</text:span>. <text:s/>Sorting <text:span text:style-name="T10">will</text:span> be<text:span text:style-name="T9">g</text:span><text:span text:style-name="T10">i</text:span><text:span text:style-name="T9">n</text:span></text:p>
      <text:p text:style-name="P46"/>
      <text:p text:style-name="P48">The time is now <text:span text:style-name="T8">8</text:span>99249118<text:span text:style-name="T8">0</text:span>9 tics. <text:s/>Sorting <text:span text:style-name="T18">has</text:span> finished.</text:p>
      <text:p text:style-name="P48"/>
      <text:p text:style-name="P48">Total sort time is <text:span text:style-name="T18">1326798 tics which equals </text:span>0.036478 seconds.</text:p>
      <text:p text:style-name="P48"/>
      <text:p text:style-name="P44">Here are 10 numbers of the array at the beginning.</text:p>
      <text:p text:style-name="P10"><draw:custom-shape text:anchor-type="paragraph" draw:z-index="3" draw:name="Shape1_1" draw:style-name="gr7" draw:text-style-name="P69" svg:width="5.372cm" svg:height="2.038cm" svg:x="0.409cm" svg:y="0.088cm"><text:p text:style-name="P68"><text:span text:style-name="T35">Block of 10 ordered numbers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3"/>
      <text:p text:style-name="P62">Here are 10 numbers starting at the middle of the array.</text:p>
      <text:p text:style-name="P10"/>
      <text:p text:style-name="P10"><draw:custom-shape text:anchor-type="paragraph" draw:z-index="4" draw:name="Shape1_2" draw:style-name="gr7" draw:text-style-name="P69" svg:width="5.372cm" svg:height="2.038cm" svg:x="0.356cm" svg:y="0.079cm"><text:p text:style-name="P68"><text:span text:style-name="T35">Block of 10 ordered numbers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44">Here are the last 10 numbers of the array</text:p>
      <text:p text:style-name="P15"/>
      <text:p text:style-name="P15"><draw:custom-shape text:anchor-type="paragraph" draw:z-index="5" draw:name="Shape1_3" draw:style-name="gr7" draw:text-style-name="P69" svg:width="5.372cm" svg:height="2.038cm" svg:x="0.356cm" svg:y="0.079cm"><text:p text:style-name="P68"><text:span text:style-name="T35">Block of 10 ordered numbers</text:span></text:p><draw:enhanced-geometry svg:viewBox="0 0 21600 21600" draw:type="rectangle" draw:enhanced-path="M 0 0 L 21600 0 21600 21600 0 21600 0 0 Z N"/></draw:custom-shape></text:p>
      <text:p text:style-name="P10"/>
      <text:p text:style-name="P10"/>
      <text:p text:style-name="P10"/>
      <text:p text:style-name="P10"/>
      <text:p text:style-name="P10"/>
      <text:p text:style-name="P44">The bench mark time will be returned to the driver.</text:p>
      <text:p text:style-name="P10"/>
      <text:p text:style-name="P39">The main program received <text:s/><text:span text:style-name="T10">0.036478</text:span></text:p>
      <text:p text:style-name="P39"/>
      <text:p text:style-name="P42">The time on the wall is now Dec 12, 2022 at 1:35am.</text:p>
      <text:p text:style-name="P15"/>
      <text:p text:style-name="P39">Have a great rest of your day. <text:s/>Zero will be sent to the OS.</text:p>
      <text:p text:style-name="P39">See you next semester in 440. <text:s/>Bye</text:p>
      <text:p text:style-name="P10"/>
      <text:p text:style-name="P10"/>
      <text:p text:style-name="P38">Yellow: driver</text:p>
      <text:p text:style-name="P40"/>
      <text:p text:style-name="P41">Green: show_wall_time</text:p>
      <text:p text:style-name="P10"/>
      <text:p text:style-name="P43">Blue: manager</text:p>
      <text:p text:style-name="P10"/>
      <text:p text:style-name="P52">Pink: <text:s/>display</text:p>
      <text:p text:style-name="P10"/>
      <text:p text:style-name="P61">Functions getfrequency and sort do not produce output for the monitor.</text:p>
      <text:p text:style-name="P10"/>
      <text:p text:style-name="P10"/>
      <text:p text:style-name="P51">//Notes:</text:p>
      <text:p text:style-name="P10"/>
      <text:p text:style-name="P10">//<text:span text:style-name="T31">Replace Jennifer’s name with your own name.</text:span></text:p>
      <text:p text:style-name="P10"/>
      <text:p text:style-name="P10">//<text:span text:style-name="T31">Replace Quicksort Benchmark with a name appropriate to your program.</text:span></text:p>
      <text:p text:style-name="P33">Calling diagram</text:p>
      <text:p text:style-name="P16"/>
      <text:p text:style-name="P16"><draw:g text:anchor-type="paragraph" draw:z-index="6" draw:name="Shape3" draw:style-name="gr1"><draw:line draw:name="Shape5_0" draw:style-name="gr2" draw:text-style-name="P63" svg:x1="3.447cm" svg:y1="5.828cm" svg:x2="14.639cm" svg:y2="5.775cm"><text:p/></draw:line><draw:custom-shape draw:name="Shape3" draw:style-name="gr3" draw:text-style-name="P65" svg:width="2.991cm" svg:height="1.35cm" svg:x="7.31cm" svg:y="0.214cm"><text:p text:style-name="P64">driver</text:p><text:p text:style-name="P64"><text:span text:style-name="T33">C or C++</text:span></text:p><draw:enhanced-geometry svg:viewBox="0 0 21600 21600" draw:type="rectangle" draw:enhanced-path="M 0 0 L 21600 0 21600 21600 0 21600 0 0 Z N"/></draw:custom-shape><draw:custom-shape draw:name="Shape3_0" draw:style-name="gr3" draw:text-style-name="P65" svg:width="2.991cm" svg:height="1.35cm" svg:x="7.31cm" svg:y="2.759cm"><text:p text:style-name="P64">manager</text:p><text:p text:style-name="P64"><text:span text:style-name="T33">Asm</text:span></text:p><draw:enhanced-geometry svg:viewBox="0 0 21600 21600" draw:type="rectangle" draw:enhanced-path="M 0 0 L 21600 0 21600 21600 0 21600 0 0 Z N"/></draw:custom-shape><draw:custom-shape draw:name="Shape3_1" draw:style-name="gr4" draw:text-style-name="P65" svg:width="3.705cm" svg:height="1.35cm" svg:x="1.621cm" svg:y="6.611cm"><text:p text:style-name="P64">random_fill_array</text:p><text:p text:style-name="P64"><text:span text:style-name="T33">Asm</text:span></text:p><draw:enhanced-geometry svg:viewBox="0 0 21600 21600" draw:type="rectangle" draw:enhanced-path="M 0 0 L 21600 0 21600 21600 0 21600 0 0 Z N"/></draw:custom-shape><draw:custom-shape draw:name="Shape3_2" draw:style-name="gr3" draw:text-style-name="P65" svg:width="2.991cm" svg:height="1.35cm" svg:x="5.828cm" svg:y="6.574cm"><text:p text:style-name="P64">display</text:p><text:p text:style-name="P64"><text:span text:style-name="T33">C</text:span></text:p><draw:enhanced-geometry svg:viewBox="0 0 21600 21600" draw:type="rectangle" draw:enhanced-path="M 0 0 L 21600 0 21600 21600 0 21600 0 0 Z N"/></draw:custom-shape><draw:custom-shape draw:name="Shape3_3" draw:style-name="gr3" draw:text-style-name="P65" svg:width="2.991cm" svg:height="1.35cm" svg:x="9.479cm" svg:y="6.627cm"><text:p text:style-name="P64">get_frequency</text:p><text:p text:style-name="P64"><text:span text:style-name="T33">Asm</text:span></text:p><draw:enhanced-geometry svg:viewBox="0 0 21600 21600" draw:type="rectangle" draw:enhanced-path="M 0 0 L 21600 0 21600 21600 0 21600 0 0 Z N"/></draw:custom-shape><draw:custom-shape draw:name="Shape3_5" draw:style-name="gr3" draw:text-style-name="P65" svg:width="2.991cm" svg:height="1.35cm" svg:x="13.236cm" svg:y="6.564cm"><text:p text:style-name="P64">&lt;sort_function&gt;</text:p><text:p text:style-name="P64"><text:span text:style-name="T33">any</text:span></text:p><draw:enhanced-geometry svg:viewBox="0 0 21600 21600" draw:type="rectangle" draw:enhanced-path="M 0 0 L 21600 0 21600 21600 0 21600 0 0 Z N"/></draw:custom-shape><draw:custom-shape draw:name="Shape3_4" draw:style-name="gr3" draw:text-style-name="P65" svg:width="2.991cm" svg:height="1.35cm" svg:x="13.527cm" svg:y="0.076cm"><text:p text:style-name="P64">run.sh</text:p><text:p text:style-name="P64"><text:span text:style-name="T33">Bash</text:span></text:p><draw:enhanced-geometry svg:viewBox="0 0 21600 21600" draw:type="rectangle" draw:enhanced-path="M 0 0 L 21600 0 21600 21600 0 21600 0 0 Z N"/></draw:custom-shape><draw:line draw:name="Shape4" draw:style-name="gr5" draw:text-style-name="P63" svg:x1="8.844cm" svg:y1="1.563cm" svg:x2="8.897cm" svg:y2="2.759cm"><text:p/></draw:line><draw:line draw:name="Shape4_1" draw:style-name="gr5" draw:text-style-name="P63" svg:x1="7.257cm" svg:y1="5.786cm" svg:x2="7.31cm" svg:y2="6.574cm"><text:p/></draw:line><draw:line draw:name="Shape4_3" draw:style-name="gr5" draw:text-style-name="P63" svg:x1="10.987cm" svg:y1="5.84cm" svg:x2="11.04cm" svg:y2="6.628cm"><text:p/></draw:line><draw:line draw:name="Shape4_2" draw:style-name="gr5" draw:text-style-name="P63" svg:x1="3.5cm" svg:y1="5.823cm" svg:x2="3.553cm" svg:y2="6.611cm"><text:p/></draw:line><draw:line draw:name="Shape4_4" draw:style-name="gr5" draw:text-style-name="P63" svg:x1="14.639cm" svg:y1="5.775cm" svg:x2="14.692cm" svg:y2="6.563cm"><text:p/></draw:line><draw:line draw:name="Shape4_5" draw:style-name="gr5" draw:text-style-name="P63" svg:x1="8.871cm" svg:y1="4.108cm" svg:x2="8.977cm" svg:y2="5.775cm"><text:p/></draw:line><draw:line draw:name="Shape6_0" draw:style-name="gr5" draw:text-style-name="P63" svg:x1="13.342cm" svg:y1="1.986cm" svg:x2="13.342cm" svg:y2="2.621cm"><text:p/></draw:line><draw:custom-shape draw:name="Shape7" draw:style-name="gr6" draw:text-style-name="P67" svg:width="2.807cm" svg:height="1.482cm" svg:x="11.834cm" svg:y="2.621cm"><text:p text:style-name="P66"><text:span text:style-name="T34">show_wall_time</text:span></text:p><text:p text:style-name="P66"><text:span text:style-name="T33">any</text:span></text:p><draw:enhanced-geometry svg:viewBox="0 0 21600 21600" draw:type="rectangle" draw:enhanced-path="M 0 0 L 21600 0 21600 21600 0 21600 0 0 Z N"/></draw:custom-shape><draw:line draw:name="Shape8" draw:style-name="gr2" draw:text-style-name="P63" svg:x1="13.342cm" svg:y1="1.986cm" svg:x2="9.638cm" svg:y2="1.986cm"><text:p/></draw:line><draw:line draw:name="Shape9" draw:style-name="gr2" draw:text-style-name="P63" svg:x1="9.638cm" svg:y1="1.563cm" svg:x2="9.638cm" svg:y2="1.986cm"><text:p/></draw:lin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Notes</text:p>
      <text:p text:style-name="P17"/>
      <text:p text:style-name="P18">&lt;sort_function&gt; means you choose a sorting function that you really enjoyed from your data structures class.</text:p>
      <text:p text:style-name="P18"/>
      <text:p text:style-name="P18">get_frequency will need some research. <text:s/>Try a web search for “How to read the cpu frequency in Intel assembly language”. <text:s/>You might get an AT&amp;T solution, which is not wanted here. <text:s/><text:span text:style-name="T17">Check discord for a link to the get_frequency function from a previous semester.</text:span></text:p>
      <text:p text:style-name="P18"/>
      <text:p text:style-name="P18">The display function has prototype </text:p>
      <text:p text:style-name="P18"/>
      <text:p text:style-name="P19">void display (double myarray [ ], unsigned long start, unsigned long how_many);</text:p>
      <text:p text:style-name="P18"/>
      <text:p text:style-name="P18">The array <text:span text:style-name="T17">may be</text:span> too big to display all of it. <text:s/>Therefore, we look at 10 consecutive values at the beginning of the array, 10 consecutive values in the middle of the array, and 10 consecutive values at the end of the array.</text:p>
      <text:p text:style-name="P18"/>
      <text:p text:style-name="P18">It is the responsibility of the caller to pass reasonable parameters to th<text:span text:style-name="T17">e display</text:span> function. <text:s/>Suppose you are testing the program with small arrays. <text:s/><text:span text:style-name="T17">The array holds</text:span> 8 doubles. <text:s/>The caller should not ask the display function to output 14 numbers. <text:s/>“14” is not a reasonable value for the third parameter.</text:p>
      <text:p text:style-name="P18"/>
      <text:p text:style-name="P20">The function random_fill_array obtains its values from the cpu’s own random number generator. <text:s/>The built-in random number generator does not validate anything. <text:s/>There is a strong possibility the generator will provide a nan number. <text:s/>The random_fill_array function needs to discard nans. <text:s/>Fortunately, keeping nans out is easy, but be aware of the issue.</text:p>
      <text:p text:style-name="P34">Testing and development</text:p>
      <text:p text:style-name="P20"/>
      <text:p text:style-name="P20">When you developing this program test it with small arrays. <text:s/>Use arrays with 10, 15, or 20 numbers.</text:p>
      <text:p text:style-name="P20"/>
      <text:p text:style-name="P20">When the program looks good with arrays of small size try larger sizes. <text:s/>The goal is to benchmark the run time for an array of 1 million value<text:span text:style-name="T26">s</text:span>, and then for an array of 10 million values. <text:s/><text:span text:style-name="T18">We’ll discover what happens.</text:span></text:p>
      <text:p text:style-name="P20"/>
      <text:p text:style-name="P21">Be sure to declare an array in manager of sufficient size to accommodate all of these test cases.</text:p>
      <text:p text:style-name="P21"/>
      <text:p text:style-name="P21"/>
      <text:p text:style-name="P21"/>
      <text:p text:style-name="P59">Special cases of small arrays.</text:p>
      <text:p text:style-name="P57"/>
      <text:p text:style-name="P57">Suppose the array size is 8 eight cells.</text:p>
      <text:p text:style-name="P57"/>
      <text:p text:style-name="P57">Then the output for 10 numbers at the beginning is all 8 numbers</text:p>
      <text:p text:style-name="P57">The output for 10 numbers in the middle is all 8 numbers</text:p>
      <text:p text:style-name="P57">The output for 10 numbers at the end is all 8 numbers.</text:p>
      <text:p text:style-name="P57"/>
      <text:p text:style-name="P57"/>
      <text:p text:style-name="P57">Suppose the array size is 15 cells.</text:p>
      <text:p text:style-name="P57"/>
      <text:p text:style-name="P57">The output for 10 numbers at the beginning is numbers 0 through 9</text:p>
      <text:p text:style-name="P57">The output for 10 numbers in the middle is numbers 2 through 11.</text:p>
      <text:p text:style-name="P57">The output for 10 numbers at the end is numbers 5 through 14.</text:p>
      <text:p text:style-name="P57"/>
      <text:p text:style-name="P57"/>
      <text:p text:style-name="P60">Suppose the array size is 16 cells</text:p>
      <text:p text:style-name="P60"/>
      <text:p text:style-name="P58">The output for 10 numbers at the beginning is numbers 0 through 9</text:p>
      <text:p text:style-name="P58">The output for 10 numbers in the middle is numbers <text:span text:style-name="T32">3</text:span> through 1<text:span text:style-name="T32">2</text:span>.</text:p>
      <text:p text:style-name="P58">The output for 10 numbers at the end is numbers <text:span text:style-name="T32">6</text:span> through 1<text:span text:style-name="T32">5</text:span>.</text:p>
      <text:p text:style-name="P58"/>
      <text:p text:style-name="P58"/>
      <text:p text:style-name="P60">Math</text:p>
      <text:p text:style-name="P60">Begin with number of cells 15. <text:s/>Divide by 2 quotient = 7. <text:s/>Subtract 5 ==&gt; 2.</text:p>
      <text:p text:style-name="P60">2 is the index number of the first cell to be outputted among the middle ten numbers. <text:s/>Output the value in the starting cell and the next 9 cells after that first one.</text:p>
      <text:p text:style-name="P35">Finale <text:span text:style-name="T19">and updates</text:span></text:p>
      <text:p text:style-name="P22"/>
      <text:p text:style-name="P22">Looking ahead to the end of the semester. <text:s/>Finals week begins December 12.</text:p>
      <text:p text:style-name="P22"/>
      <text:p text:style-name="P22">In the past there <text:span text:style-name="T24">were</text:span> usually 6 programming assignments during the semester. <text:s/>I have to make a decision now. <text:s/>This will be the last program of the semester.</text:p>
      <text:p text:style-name="P21"/>
      <text:p text:style-name="P31"><text:span text:style-name="T15">Due date</text:span><text:span text:style-name="T11">: <text:s/></text:span><text:span text:style-name="T14">December 12 at 2:00am.</text:span><text:span text:style-name="T12"> <text:s/>You need to sleep to </text:span><text:span text:style-name="T13">be alert for</text:span><text:span text:style-name="T12"> tests during the daylight hours of Dec 12.</text:span></text:p>
      <text:p text:style-name="P22"/>
      <text:p text:style-name="P22">Will this one be graded? <text:s/>I don’t know at this time October 30. <text:s/>If I can get help then probably it will be graded. <text:s/>This is an unanswerable question at this time.</text:p>
      <text:p text:style-name="P22"/>
      <text:p text:style-name="P23">Removing assignment 6 leaves a gap in lecture subjects. <text:s/>I am not sure how to fill 5 or 6 lectures that would normally be on the topic of the now deleted assignment 6. <text:s/>Perhaps we should re-visit some topics of earlier lectures. <text:s/>We could do subnormal numbers where the hidden bit is 0. <text:s/>I will have to think of something.</text:p>
      <text:p text:style-name="P23"/>
      <text:p text:style-name="P25"><text:span text:style-name="T20">Invitation</text:span>. <text:s/>Inform future CS students about what to expect in 240. <text:s/>In the open source community the overriding principal is the sharing of information. <text:s/>You can and should share your experience in 240 with the students who <text:span text:style-name="T24">will </text:span>enroll here next semester. <text:s/>Here is the link to Rate My Prof: <text:s/><text:a xlink:type="simple" xlink:href="https://www.ratemyprofessors.com/professor?tid=134276" text:style-name="Internet_20_link" text:visited-style-name="Visited_20_Internet_20_Link">https://www.ratemyprofessors.com/professor?tid=134276</text:a> <text:s text:c="3"/></text:p>
      <text:p text:style-name="P22"/>
      <text:p text:style-name="P23"><text:span text:style-name="T20">Good-bye</text:span>. <text:s/>There <text:span text:style-name="T23">were</text:span> 3 sections of 240 this semester with a total of about 118 students. <text:s/>I enjoyed having you here this semester. <text:s/><text:span text:style-name="T22">I met a lot of you electronically and a few in person. <text:s/>I have had many conversations with individuals via mail. <text:s/>Sometimes I was physically unable to respond in depth to every inquiry that came to me, but I tried. <text:s/>Even as I write this there are many inquiries in my inbox waiting for replies. <text:s/>The joy of teaching is </text:span><text:span text:style-name="T24">the </text:span><text:span text:style-name="T22">interacti</text:span><text:span text:style-name="T24">o</text:span><text:span text:style-name="T22">n with all of you and the sadness of teaching is not being able to provide deserved feedback.</text:span></text:p>
      <text:p text:style-name="P23"/>
      <text:p text:style-name="P24">I will miss all of you after December. <text:s text:c="2"/>But, you need to move on and slay other dragons, which are <text:span text:style-name="T23">other </text:span>CS courses. <text:s/><text:span text:style-name="T23">I wish </text:span><text:span text:style-name="T27">that </text:span><text:span text:style-name="T23">you have great professional success after you graduate.</text:span></text:p>
      <text:p text:style-name="P24"/>
      <text:p text:style-name="P29">We can<text:span text:style-name="T24">not</text:span> forget Johnson and David. <text:s/>You already know that Johnson explains technology better than anyone <text:span text:style-name="T27">else</text:span> (including me). <text:s/>David joined us in mid-semester as a TA with assigned duties of tutoring and debugging. <text:s/>If you received help from either one of them be sure to send an email of gratitude before the semester ends.</text:p>
      <text:p text:style-name="P32"><text:span text:style-name="T16">Johnson: <text:s/></text:span><text:a xlink:type="simple" xlink:href="mailto:jt28@csu.fullerton.edu" text:style-name="Internet_20_link" text:visited-style-name="Visited_20_Internet_20_Link"><text:span text:style-name="T16">jt28@csu.fullerton.edu</text:span></text:a><text:span text:style-name="T16"> <text:s text:c="2"/>and <text:s text:c="2"/>David: </text:span><text:a xlink:type="simple" xlink:href="mailto:harboyandavid@csu.fullerton.edu" text:style-name="Internet_20_link" text:visited-style-name="Visited_20_Internet_20_Link"><text:span text:style-name="T16">harboyandavid@csu.fullerton.edu</text:span></text:a><text:span text:style-name="T16"> </text:span></text:p>
      <text:p text:style-name="P24"/>
      <text:p text:style-name="P24"><text:span text:style-name="T23">Let’s make a </text:span><text:span text:style-name="T21">plan</text:span><text:span text:style-name="T23">. <text:s/>After you graduate and have settled into a career position with a comfortable salary, send me a email message and tell me what life is like in your new professional environment. <text:s/>I do receive messages from past students. <text:s/>It is a joy to hear from each one of them. <text:s text:c="2"/>Send your message to the usual place </text:span><text:a xlink:type="simple" xlink:href="mailto:holliday@fullerton.edu" text:style-name="Internet_20_link" text:visited-style-name="Visited_20_Internet_20_Link"><text:span text:style-name="T23">holliday@fullerton.edu</text:span></text:a><text:span text:style-name="T23"> first, and if I am not there, send it to </text:span><text:a xlink:type="simple" xlink:href="mailto:activeprofessor@yahoo.com" text:style-name="Internet_20_link" text:visited-style-name="Visited_20_Internet_20_Link"><text:span text:style-name="T23">activeprofessor@yahoo.com</text:span></text:a><text:span text:style-name="T23">.</text:span></text:p>
      <text:p text:style-name="P24"/>
      <text:p text:style-name="P30">Be well everyone. <text:s/>Until later. <text:s/>FH <text:s/><text:span text:style-name="T2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0T09:28:11.024430078</meta:creation-date>
    <dc:date>2022-11-17T10:12:25.861422083</dc:date>
    <meta:editing-duration>PT1H39M2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6" meta:paragraph-count="99" meta:word-count="1367" meta:character-count="7835" meta:non-whitespace-character-count="6464"/>
  </office:meta>
</office:document-meta>
</file>